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/>
    <style:style style:family="paragraph" style:name="P3" style:display-name="P3" style:parent-style-name="Normal">
      <style:paragraph-properties fo:background-color="#000000"/>
    </style:style>
    <style:style style:family="paragraph" style:name="P4" style:display-name="P4">
      <style:paragraph-properties fo:break-before="page"/>
    </style:style>
    <style:style style:family="paragraph" style:name="P5" style:display-name="P5" style:parent-style-name="Lower-Case-List">
      <style:paragraph-properties fo:text-indent="0in" fo:margin-left="0in"/>
    </style:style>
    <style:style style:family="paragraph" style:name="P6" style:display-name="P6" style:parent-style-name="Lower-Case-List">
      <style:paragraph-properties fo:text-align="left" fo:text-indent="0in" fo:margin-left="0in" style:writing-mode="lr"/>
    </style:style>
    <style:style style:family="paragraph" style:name="P1" style:display-name="P1" style:parent-style-name="Normal">
      <style:paragraph-properties fo:break-before="pag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Тампио Илья <text:s/>Сергеевич <text:s/>Лабораторная <text:s/>Работа №9 <text:s/>- Оценка производительности системы</text:p>
        <text:p text:style-name="P2"/>
        <text:p text:style-name="P2"/>
        <text:p text:style-name="P2">Ход работы</text:p>
        <text:p text:style-name="P2">1) wget <text:a xlink:href="https://phoronix-test-suite.com/releases/phoronix-test-suite-10.8.2.tar.gz">https://phoronix-test-suite.com/releases/phoronix-test-suite-10.8.2.tar.gz</text:a></text:p>
        <text:p text:style-name="P2">2) gzip -xvfz phoronix-test-suite-10.8.2.tar.gz</text:p>
        <text:p text:style-name="P2">3) cd <text:s/>phoronix-test-suite/</text:p>
        <text:p text:style-name="P2">4) sudo ./install-sh</text:p>
        <text:p text:style-name="P2">5) Попытался запустить phoronix-test-suite – требуется php</text:p>
        <text:p text:style-name="P2">6) pacman -S php</text:p>
        <text:p text:style-name="P2">7) Погуглил, понял, что phoronix прекрасная утилита для управления бенчмарками но там все равно нет lmbench</text:p>
        <text:p text:style-name="P2">8) Поэтому <text:s/>открыл Ubuntu на основном компьютере и прописал:</text:p>
        <text:p text:style-name="P2">9) sudo apt install lmbench &amp;&amp; lmbench run</text:p>
        <text:p text:style-name="P2">10) Конфигурация lmbench:</text:p>
        <text:p text:style-name="P2">В сообщении говорится о том что было бы хорошо <text:s/>выйти из системы и графической оболочки перед тестированием системы, для точности результатов (тк любой пользовательский ввод и вообще работа графической среды может породить прерывания и <text:s/>в целом является нагрузкой на систему, следовательно результаты не <text:s/>будут столь достоверны)</text:p>
        <text:p text:style-name="P2">Multiple <text:s/>copies - <text:s text:c="2"/>1 ( Мне не требуется несколько бенчмарков <text:s/>одновременно)</text:p>
        <text:p text:style-name="P2">Job Placement Selection – 1 ( Разрешить планировщикупланировать работы)</text:p>
        <text:p text:style-name="P2"/>
        <text:p text:style-name="P3">Several benchmarks operate on a range of memory. <text:s/>This memory should be</text:p>
        <text:p text:style-name="P3">sized such that it is at least 4 times as big as the external cache[s]</text:p>
        <text:p text:style-name="P3">on your system. <text:s text:c="2"/>It should be no more than 80% of your physical memory.</text:p>
        <text:p text:style-name="P3"/>
        <text:p text:style-name="P3">The bigger the range, the more accurate the results, but larger sizes</text:p>
        <text:p text:style-name="P3">take somewhat longer to run the benchmark.</text:p>
        <text:p text:style-name="P2"/>
        <text:p text:style-name="P2">MB [default 44907]: 10000</text:p>
        <text:p text:style-name="P2">--- После детальеного анализа вывода программы было обнаружено, что к external cache относят <text:s/>то кеш память второго уровня, <text:s/>то третьего, в общем то, что между RAM и L1 кешем (так называемого Internal Cache). Из спецификации процессора: кеш памяти третьего уровня у меня <text:s/>25Мб (Intel Xeon e5-2666). Из этого - <text:s/>минимум - 100mb. <text:s/>К сожалению в системе у меня не очень много свободной памяти, поэтому выделю на тесты 4096мб</text:p>
        <text:p text:style-name="P2"/>
        <text:p text:style-name="P2">Дальше нам предлагается выбрать тесты которые <text:s/>будут производиться</text:p>
        <text:p text:style-name="P2">- выбираем ALL, поскольку в тексте работы <text:s/>описаны как метрики зависящие от операционной системы (управление прерываниями) так и от устройств (например, чтение\запись)</text:p>
        <text:p text:style-name="P2"/>
        <text:p text:style-name="P2">Cache line size</text:p>
        <text:p text:style-name="P2">- поскольку <text:s/>это что то <text:s/>связанное с <text:s/>кешом и у <text:s/>меня его очень много я решил остановиться на</text:p>
        <text:p text:style-name="P2">FASTMEM:yes</text:p>
        <text:p text:style-name="P2">SLOWFS: no</text:p>
        <text:p text:style-name="P2">DISKS:none</text:p>
        <text:p text:style-name="P2">REMOTE:none</text:p>
        <text:p text:style-name="P2"/>
        <text:p text:style-name="P2">Calculating mhz: 1693Mhz, хотя cpufetch показывает 3500, вписал 2900, тк базовая частота без Turbo Boost <text:s/></text:p>
        <text:p text:style-name="P2">FSDIR: default</text:p>
        <text:p text:style-name="P2">Status output file [default /dev/tty]: /home/quakumei/benchmarklog.txt</text:p>
        <text:p text:style-name="P2">Mail results [default yes]: no </text:p>
        <text:p text:style-name="P2">После конфигурации вывелось сообщение о том что она выполнена, пауза без вывода на долгое время, потому что вывод перенаправлен в файл</text:p>
        <text:p text:style-name="P2"/>
        <text:p text:style-name="P2">Результаты:</text:p>
        <text:p text:style-name="P2">Using config in CONFIG.quakumei-ubuntu</text:p>
        <text:p text:style-name="P2">2022年 <text:s/>4月 <text:s/>7日 木曜日 17:51:23 MSK</text:p>
        <text:p text:style-name="P2">Latency measurements</text:p>
        <text:p text:style-name="P2">2022年 <text:s/>4月 <text:s/>7日 木曜日 17:59:09 MSK</text:p>
        <text:p text:style-name="P2">Calculating file system latency</text:p>
        <text:p text:style-name="P2">2022年 <text:s/>4月 <text:s/>7日 木曜日 17:59:47 MSK</text:p>
        <text:p text:style-name="P2">Local networking</text:p>
        <text:p text:style-name="P2">2022年 <text:s/>4月 <text:s/>7日 木曜日 18:01:09 MSK</text:p>
        <text:p text:style-name="P2">Bandwidth measurements</text:p>
        <text:p text:style-name="P2">2022年 <text:s/>4月 <text:s/>7日 木曜日 18:10:05 MSK</text:p>
        <text:p text:style-name="P2">Calculating context switch overhead</text:p>
        <text:p text:style-name="P2">2022年 <text:s/>4月 <text:s/>7日 木曜日 18:11:23 MSK</text:p>
        <text:p text:style-name="P2">Calculating effective TLB size</text:p>
        <text:p text:style-name="P2">2022年 <text:s/>4月 <text:s/>7日 木曜日 18:11:23 MSK</text:p>
        <text:p text:style-name="P2">Calculating memory load parallelism</text:p>
        <text:p text:style-name="P2">2022年 <text:s/>4月 <text:s/>7日 木曜日 18:11:24 MSK</text:p>
        <text:p text:style-name="P2">McCalpin's STREAM benchmark</text:p>
        <text:p text:style-name="P2">2022年 <text:s/>4月 <text:s/>7日 木曜日 18:11:36 MSK</text:p>
        <text:p text:style-name="P2">Calculating memory load latency</text:p>
        <text:p text:style-name="P2">2022年 <text:s/>4月 <text:s/>7日 木曜日 18:20:26 MSK</text:p>
        <text:p text:style-name="P2">Время исполнения бенчмарка 30 минут</text:p>
        <text:p text:style-name="P2"/>
        <text:p text:style-name="P2">По какой-то причине <text:s/>в результатах оказалось 622 строчки с 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sh: 1: /var/tmp/lmbench/hello: not found</text:p>
        <text:p text:style-name="P2">, из лога я их убрал c помощью регулярных выражений и аналогом sed’а в vscode:</text:p>
        <text:p text:style-name="P2"/>
        <text:p text:style-name="P2"/>
        <text:p text:style-name="P2">Таким образом лог сократился до 820 строчек. Зачем я это сделал? <text:line-break/>Чтобы закрыть лог и открыть make see</text:p>
        <text:p text:style-name="P2"/>
        <text:p text:style-name="P2">quakumei@quakumei-ubuntu:~/Desktop/lmbench3$ make results see</text:p>
        <text:p text:style-name="P2">cd src &amp;&amp; make results</text:p>
        <text:p text:style-name="P2">make[1]: Entering directory '/home/quakumei/Desktop/lmbench3/src'</text:p>
        <text:p text:style-name="P2">make[2]: Entering directory '/home/quakumei/Desktop/lmbench3/src'</text:p>
        <text:p text:style-name="P2">gcc -O -DRUSAGE -DHAVE_uint=1 -DHAVE_int64_t=1 -DHAVE_DRAND48 -DHAVE_SCHED_SETAFFINITY=1 <text:s text:c="2"/>-o ../bin/x86_64-linux-gnu/disk disk.c ../bin/x86_64-linux-gnu/lmbench.a -lm</text:p>
        <text:p text:style-name="P2">/usr/bin/ld: /tmp/ccm3unwO.o: in function `seekto':</text:p>
        <text:p text:style-name="P2">disk.c:(.text+0x37): undefined reference to `llseek'</text:p>
        <text:p text:style-name="P2">collect2: error: ld returned 1 exit status</text:p>
        <text:p text:style-name="P2">make[2]: *** [Makefile:323: ../bin/x86_64-linux-gnu/disk] Error 1</text:p>
        <text:p text:style-name="P2">make[2]: Leaving directory '/home/quakumei/Desktop/lmbench3/src'</text:p>
        <text:p text:style-name="P2">make[1]: *** [Makefile:114: lmbench] Error 2</text:p>
        <text:p text:style-name="P2">make[1]: Leaving directory '/home/quakumei/Desktop/lmbench3/src'</text:p>
        <text:p text:style-name="P2">make: *** [Makefile:23: results] Error 2</text:p>
        <text:p text:style-name="P2"/>
        <text:p text:style-name="P4"/>
        <text:p text:style-name="P2">После всех мучений, было решено протестировать следующие <text:s/>вещи через сюиты и тесты Phoronix: </text:p>
        <text:p text:style-name="P2">- Процессор – pts/cpu → pts/compress-7zip</text:p>
        <text:p text:style-name="P2">(- Latency - <text:s/>pts/intel-mlc)</text:p>
        <text:p text:style-name="P2">- Память – pts/memory → pts/stream</text:p>
        <text:p text:style-name="P2">- Подсистема ввода-вывода – pts/fio</text:p>
        <text:p text:style-name="P2">- Сеть – pts/network → pts/fast-cli </text:p>
        <text:p text:style-name="P2">- Видеокарта - <text:s/>pts/glmark2</text:p>
        <text:p text:style-name="P2"/>
        <text:p text:style-name="P2">После запечатления объма скачки, было принято решение использовать по одному бенчмаркуна каждое <text:s/>из List Recommended Tests.</text:p>
        <text:p text:style-name="P2"/>
        <text:p text:style-name="P1"/>
        <text:p text:style-name="P2">Результаты бенчмарка:</text:p>
        <text:p text:style-name="P5"/>
        <text:p text:style-name="P5"/>
        <text:p text:style-name="P6">BatchTest1</text:p>
        <text:p text:style-name="P6">Intel Xeon E5-2666 v3 testing with a HUANANZHI X99-BD4 (5.11 BIOS) and NVIDIA GeForce GTX 1070 8GB on Ubuntu 20.04 via the Phoronix Test Suite.</text:p>
        <text:p text:style-name="P6"/>
        <text:p text:style-name="P6">Данные о системе:</text:p>
        <text:p text:style-name="P6">Processor,,Intel Xeon E5-2666 v3 @ 3.50GHz (10 Cores / 20 Threads)</text:p>
        <text:p text:style-name="P6">Motherboard,,HUANANZHI X99-BD4 (5.11 BIOS)</text:p>
        <text:p text:style-name="P6">Chipset,,Intel Xeon E7 v3/Xeon</text:p>
        <text:p text:style-name="P6">Memory,,64GB</text:p>
        <text:p text:style-name="P6">Disk,,1000GB Seagate ST1000DM003-1ER1 + 240GB CT240BX500SSD1</text:p>
        <text:p text:style-name="P6">Graphics,,NVIDIA GeForce GTX 1070 8GB</text:p>
        <text:p text:style-name="P6">Audio,,Realtek ALC662 rev1</text:p>
        <text:p text:style-name="P6">Monitor,,PL2377</text:p>
        <text:p text:style-name="P6">Network,,Realtek RTL8111/8168/8411</text:p>
        <text:p text:style-name="P6">OS,,Ubuntu 20.04</text:p>
        <text:p text:style-name="P6">Kernel,,5.13.0-35-generic (x86_64)</text:p>
        <text:p text:style-name="P6">Desktop,,GNOME Shell 3.36.9</text:p>
        <text:p text:style-name="P6">Display Server,,X Server 1.20.13</text:p>
        <text:p text:style-name="P6">Display Driver,,NVIDIA 470.103.01</text:p>
        <text:p text:style-name="P6">OpenGL,,4.6.0</text:p>
        <text:p text:style-name="P6">OpenCL,,OpenCL 3.0 CUDA 11.4.189</text:p>
        <text:p text:style-name="P6">Vulkan,,1.2.175</text:p>
        <text:p text:style-name="P6">Compiler,,GCC 9.4.0</text:p>
        <text:p text:style-name="P6">File-System,,ext4</text:p>
        <text:p text:style-name="P6">Screen Resolution,,3840x1080</text:p>
        <text:p text:style-name="P6"/>
        <text:p text:style-name="P6"> ,,"Batch1"</text:p>
        <text:p text:style-name="P6">"Flexible IO Tester - Type: Random Read - Engine: Sync - Buffered: Yes - Direct: No - Block Size: 512KB - Disk Target: Default Test Directory (MB/s)",HIB,217</text:p>
        <text:p text:style-name="P6">"Flexible IO Tester - Type: Random Read - Engine: Sync - Buffered: Yes - Direct: No - Block Size: 512KB - Disk Target: Default Test Directory (IOPS)",HIB,434</text:p>
        <text:p text:style-name="P6">"Flexible IO Tester - Type: Random Write - Engine: Sync - Buffered: Yes - Direct: No - Block Size: 512KB - Disk Target: Default Test Directory (MB/s)",HIB,145</text:p>
        <text:p text:style-name="P6">"Flexible IO Tester - Type: Random Write - Engine: Sync - Buffered: Yes - Direct: No - Block Size: 512KB - Disk Target: Default Test Directory (IOPS)",HIB,289</text:p>
        <text:p text:style-name="P6">"Flexible IO Tester - Type: Random Read - Engine: IO_uring - Buffered: Yes - Direct: No - Block Size: 512KB - Disk Target: Default Test Directory (MB/s)",HIB,370</text:p>
        <text:p text:style-name="P6">"Flexible IO Tester - Type: Random Read - Engine: IO_uring - Buffered: Yes - Direct: No - Block Size: 512KB - Disk Target: Default Test Directory (IOPS)",HIB,736</text:p>
        <text:p text:style-name="P6">"Flexible IO Tester - Type: Sequential Read - Engine: Sync - Buffered: Yes - Direct: No - Block Size: 512KB - Disk Target: Default Test Directory (MB/s)",HIB,294</text:p>
        <text:p text:style-name="P6">"Flexible IO Tester - Type: Sequential Read - Engine: Sync - Buffered: Yes - Direct: No - Block Size: 512KB - Disk Target: Default Test Directory (IOPS)",HIB,588</text:p>
        <text:p text:style-name="P6">"Flexible IO Tester - Type: Random Read - Engine: Linux AIO - Buffered: Yes - Direct: No - Block Size: 512KB - Disk Target: Default Test Directory (MB/s)",HIB,201</text:p>
        <text:p text:style-name="P6">"Flexible IO Tester - Type: Random Read - Engine: Linux AIO - Buffered: Yes - Direct: No - Block Size: 512KB - Disk Target: Default Test Directory (IOPS)",HIB,398</text:p>
        <text:p text:style-name="P6">"Flexible IO Tester - Type: Random Read - Engine: POSIX AIO - Buffered: Yes - Direct: No - Block Size: 512KB - Disk Target: Default Test Directory (MB/s)",HIB,215</text:p>
        <text:p text:style-name="P6">"Flexible IO Tester - Type: Random Read - Engine: POSIX AIO - Buffered: Yes - Direct: No - Block Size: 512KB - Disk Target: Default Test Directory (IOPS)",HIB,426</text:p>
        <text:p text:style-name="P6">"Flexible IO Tester - Type: Random Write - Engine: IO_uring - Buffered: Yes - Direct: No - Block Size: 512KB - Disk Target: Default Test Directory (MB/s)",HIB,141</text:p>
        <text:p text:style-name="P6">"Flexible IO Tester - Type: Random Write - Engine: IO_uring - Buffered: Yes - Direct: No - Block Size: 512KB - Disk Target: Default Test Directory (IOPS)",HIB,278</text:p>
        <text:p text:style-name="P6">"Flexible IO Tester - Type: Sequential Write - Engine: Sync - Buffered: Yes - Direct: No - Block Size: 512KB - Disk Target: Default Test Directory (MB/s)",HIB,116.7</text:p>
        <text:p text:style-name="P6">"Flexible IO Tester - Type: Sequential Write - Engine: Sync - Buffered: Yes - Direct: No - Block Size: 512KB - Disk Target: Default Test Directory (IOPS)",HIB,233</text:p>
        <text:p text:style-name="P6">"Flexible IO Tester - Type: Random Write - Engine: Linux AIO - Buffered: Yes - Direct: No - Block Size: 512KB - Disk Target: Default Test Directory (MB/s)",HIB,120.6</text:p>
        <text:p text:style-name="P6">"Flexible IO Tester - Type: Random Write - Engine: Linux AIO - Buffered: Yes - Direct: No - Block Size: 512KB - Disk Target: Default Test Directory (IOPS)",HIB,238</text:p>
        <text:p text:style-name="P6">"Flexible IO Tester - Type: Random Write - Engine: POSIX AIO - Buffered: Yes - Direct: No - Block Size: 512KB - Disk Target: Default Test Directory (MB/s)",HIB,130.2</text:p>
        <text:p text:style-name="P6">"Flexible IO Tester - Type: Random Write - Engine: POSIX AIO - Buffered: Yes - Direct: No - Block Size: 512KB - Disk Target: Default Test Directory (IOPS)",HIB,257</text:p>
        <text:p text:style-name="P6">"Flexible IO Tester - Type: Sequential Read - Engine: IO_uring - Buffered: Yes - Direct: No - Block Size: 512KB - Disk Target: Default Test Directory (MB/s)",HIB,447</text:p>
        <text:p text:style-name="P6">"Flexible IO Tester - Type: Sequential Read - Engine: IO_uring - Buffered: Yes - Direct: No - Block Size: 512KB - Disk Target: Default Test Directory (IOPS)",HIB,891</text:p>
        <text:p text:style-name="P6">"Flexible IO Tester - Type: Sequential Read - Engine: Linux AIO - Buffered: Yes - Direct: No - Block Size: 512KB - Disk Target: Default Test Directory (MB/s)",HIB,312</text:p>
        <text:p text:style-name="P6">"Flexible IO Tester - Type: Sequential Read - Engine: Linux AIO - Buffered: Yes - Direct: No - Block Size: 512KB - Disk Target: Default Test Directory (IOPS)",HIB,620</text:p>
        <text:p text:style-name="P6">"Flexible IO Tester - Type: Sequential Read - Engine: POSIX AIO - Buffered: Yes - Direct: No - Block Size: 512KB - Disk Target: Default Test Directory (MB/s)",HIB,330</text:p>
        <text:p text:style-name="P6">"Flexible IO Tester - Type: Sequential Read - Engine: POSIX AIO - Buffered: Yes - Direct: No - Block Size: 512KB - Disk Target: Default Test Directory (IOPS)",HIB,656</text:p>
        <text:p text:style-name="P6">"Flexible IO Tester - Type: Sequential Write - Engine: IO_uring - Buffered: Yes - Direct: No - Block Size: 512KB - Disk Target: Default Test Directory (MB/s)",HIB,133.4</text:p>
        <text:p text:style-name="P6">"Flexible IO Tester - Type: Sequential Write - Engine: IO_uring - Buffered: Yes - Direct: No - Block Size: 512KB - Disk Target: Default Test Directory (IOPS)",HIB,264</text:p>
        <text:p text:style-name="P6">"Flexible IO Tester - Type: Sequential Write - Engine: Linux AIO - Buffered: Yes - Direct: No - Block Size: 512KB - Disk Target: Default Test Directory (MB/s)",HIB,125.8</text:p>
        <text:p text:style-name="P6">"Flexible IO Tester - Type: Sequential Write - Engine: Linux AIO - Buffered: Yes - Direct: No - Block Size: 512KB - Disk Target: Default Test Directory (IOPS)",HIB,248</text:p>
        <text:p text:style-name="P6">"Flexible IO Tester - Type: Sequential Write - Engine: POSIX AIO - Buffered: Yes - Direct: No - Block Size: 512KB - Disk Target: Default Test Directory (MB/s)",HIB,114.9</text:p>
        <text:p text:style-name="P6">"Flexible IO Tester - Type: Sequential Write - Engine: POSIX AIO - Buffered: Yes - Direct: No - Block Size: 512KB - Disk Target: Default Test Directory (IOPS)",HIB,227</text:p>
        <text:p text:style-name="P6">"GLmark2 - Resolution: 1920 x 1080 (Score)",HIB,</text:p>
        <text:p text:style-name="P6">"Stream - Type: Copy (MB/s)",HIB,50796.9</text:p>
        <text:p text:style-name="P6">"Stream - Type: Scale (MB/s)",HIB,35991.8</text:p>
        <text:p text:style-name="P6">"Stream - Type: Triad (MB/s)",HIB,39905.4</text:p>
        <text:p text:style-name="P6">"Stream - Type: Add (MB/s)",HIB,39684.4</text:p>
        <text:p text:style-name="P6">"fast-cli - Internet Download Speed (Mbit/s)",HIB,93</text:p>
        <text:p text:style-name="P6">"fast-cli - Internet Upload Speed (Mbit/s)",HIB,85</text:p>
        <text:p text:style-name="P6">"fast-cli - Internet Latency (ms)",LIB,13</text:p>
        <text:p text:style-name="P6">"fast-cli - Internet Loaded Latency (Bufferbloat) (ms)",LIB,34</text:p>
        <text:p text:style-name="P6">"7-Zip Compression - Test: Compression Rating (MIPS)",HIB,54304</text:p>
        <text:p text:style-name="P6">"7-Zip Compression - Test: Decompression Rating (MIPS)",HIB,41637</text:p>
        <text:p text:style-name="P6"/>
        <text:p text:style-name="P6"/>
        <text:p text:style-name="P5"/>
        <text:p text:style-name="P2"/>
        <text:p text:style-name="P2">Более того, необходимо сфетчить информацию о:</text:p>
        <text:p text:style-name="P2">- Жесткий диск</text:p>
        <text:p text:style-name="P2">- Процессор</text:p>
        <text:p text:style-name="P2">- Память (RAM)</text:p>
        <text:p text:style-name="P2">- Ядро</text:p>
        <text:p text:style-name="P2">- Дистрибутив Linux</text:p>
        <text:p text:style-name="P2"/>
        <text:p text:style-name="P4"/>
        <text:p text:style-name="P2"/>
        <text:p text:style-name="P2"/>
        <text:p text:style-name="P2">Проблемы:</text:p>
        <text:p text:style-name="P2"><text:tab/>Сначала скачал LMBench 3 семилетней давности который был со сложностями найден на sourceforge, не оказалось &lt;rpc&gt; <text:s/>при <text:s/>компиляции, что <text:s/>странно. так как стоял libtirpc. Решил <text:s/>долго не мучиться и <text:s/>поставил Phoronix.</text:p>
        <text:p text:style-name="P2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Numbered-List" style:display-name="Numbered List">
      <style:paragraph-properties fo:text-indent="-0.300000in" fo:margin-left="0.5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Lower-Case-List" style:display-name="Lower Case List" style:parent-style-name="Numbered-List">
      <style:paragraph-properties fo:text-indent="-0.300000in" fo:margin-left="0.500000in"/>
    </style:style>
    <style:style style:family="paragraph" style:name="Text-body" style:display-name="Text body" style:parent-style-name="Normal" style:next-style-name="Text-body">
      <style:paragraph-properties fo:line-height="115%" fo:margin-top="0in" fo:margin-bottom="0.0972in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5 (unix, gtk)</meta:generator>
    <meta:creation-date>2022-04-07T16:54:32.541316474</meta:creation-date>
    <dc:date>Fri Apr  8 13:44:37 2022
</dc:date>
  </office:meta>
</office:document-meta>
</file>